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570" officeooo:paragraph-rsid="00019570"/>
    </style:style>
    <style:style style:name="P2" style:family="paragraph" style:parent-style-name="Standard" style:list-style-name="L2">
      <style:text-properties officeooo:rsid="00019570" officeooo:paragraph-rsid="00019570"/>
    </style:style>
    <style:style style:name="P3" style:family="paragraph" style:parent-style-name="Standard" style:list-style-name="L3">
      <style:text-properties officeooo:rsid="00019570" officeooo:paragraph-rsid="00019570"/>
    </style:style>
    <style:style style:name="P4" style:family="paragraph" style:parent-style-name="Standard" style:list-style-name="L2">
      <style:text-properties officeooo:paragraph-rsid="00019570"/>
    </style:style>
    <style:style style:name="P5" style:family="paragraph" style:parent-style-name="Standard" style:list-style-name="L3">
      <style:text-properties officeooo:rsid="0002dfc6" officeooo:paragraph-rsid="0002dfc6"/>
    </style:style>
    <style:style style:name="P6" style:family="paragraph" style:parent-style-name="Standard" style:list-style-name="L3">
      <style:text-properties officeooo:paragraph-rsid="0002dfc6"/>
    </style:style>
    <style:style style:name="P7" style:family="paragraph" style:parent-style-name="Standard" style:list-style-name="L3">
      <style:text-properties fo:font-size="14pt" fo:font-weight="bold" officeooo:rsid="00019570" officeooo:paragraph-rsid="00019570" style:font-weight-asian="bold" style:font-weight-complex="bold"/>
    </style:style>
    <style:style style:name="P8" style:family="paragraph" style:parent-style-name="Standard" style:list-style-name="L3">
      <style:text-properties fo:font-size="14pt" style:text-underline-style="none" fo:font-weight="bold" officeooo:paragraph-rsid="00019570" style:font-weight-asian="bold" style:font-weight-complex="bold"/>
    </style:style>
    <style:style style:name="P9" style:family="paragraph" style:parent-style-name="Standard" style:list-style-name="L3">
      <style:text-properties officeooo:rsid="0004788f" officeooo:paragraph-rsid="0004788f"/>
    </style:style>
    <style:style style:name="P10" style:family="paragraph" style:parent-style-name="Standard" style:list-style-name="L3">
      <style:text-properties officeooo:rsid="0004d1a9" officeooo:paragraph-rsid="0004d1a9"/>
    </style:style>
    <style:style style:name="T1" style:family="text">
      <style:text-properties officeooo:rsid="00019570"/>
    </style:style>
    <style:style style:name="T2" style:family="text">
      <style:text-properties officeooo:rsid="0002dfc6"/>
    </style:style>
    <style:style style:name="T3" style:family="text">
      <style:text-properties style:text-position="super 58%" officeooo:rsid="0002dfc6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DM </text:p>
      <text:p text:style-name="P1">Pascal pensée 688 </text:p>
      <text:p text:style-name="P1"/>
      <text:list xml:id="list8303916428550209472" text:style-name="L2">
        <text:list-item>
          <text:p text:style-name="P4"><text:span text:style-name="T1">2 questions : </text:span></text:p>
          <text:list>
            <text:list-item>
              <text:p text:style-name="P4"><text:span text:style-name="T1">Qu’est-ce que le moi ? </text:span></text:p>
            </text:list-item>
            <text:list-item>
              <text:p text:style-name="P4"><text:span text:style-name="T1">Peut-on aimer le moi ? </text:span></text:p>
            </text:list-item>
          </text:list>
        </text:list-item>
        <text:list-item>
          <text:p text:style-name="P2">2 thèses principales : </text:p>
          <text:list>
            <text:list-item>
              <text:p text:style-name="P2">Le moi ne se trouve pas dans les qualités du corps ou de l’âme </text:p>
            </text:list-item>
            <text:list-item>
              <text:p text:style-name="P2">On n’aime jamais personne, mais seulement des qualités </text:p>
            </text:list-item>
          </text:list>
        </text:list-item>
        <text:list-item>
          <text:p text:style-name="P2">Enjeux : </text:p>
          <text:list>
            <text:list-item>
              <text:p text:style-name="P2"/>
            </text:list-item>
          </text:list>
        </text:list-item>
      </text:list>
      <text:p text:style-name="P1"/>
      <text:list xml:id="list1826166942585202632" text:style-name="L3">
        <text:list-item>
          <text:p text:style-name="P8"><text:span text:style-name="T1">Le moi n’est pas dans les qualités du corps (1</text:span><text:span text:style-name="T3">er</text:span><text:span text:style-name="T2"> paragraphe) </text:span></text:p>
          <text:list>
            <text:list-item>
              <text:p text:style-name="P5">Quand on me regarde par la fenêtre, on ne me regarde pas </text:p>
              <text:list>
                <text:list-item>
                  <text:p text:style-name="P5">En tant que passant, je ne me distingue pas des autres passant </text:p>
                  <text:p text:style-name="P6"><text:span text:style-name="T2">Or le moi est le fait que je me distingue des autres </text:span></text:p>
                </text:list-item>
              </text:list>
              <text:p text:style-name="P5">Ce qui fait que je me distingue des autres, c’est mon apparence </text:p>
            </text:list-item>
            <text:list-item>
              <text:p text:style-name="P5">Si j’aime une personne pour sa beauté, est-ce que je l’aime elle, ou est-ce que j’aime simplement sa beauté ? </text:p>
              <text:list>
                <text:list-item>
                  <text:p text:style-name="P5">« la petite vérole » → Maladie, le malade est complètement défiguré par des pustules </text:p>
                </text:list-item>
                <text:list-item>
                  <text:p text:style-name="P5">Si la beauté disparaît, on n’aimera plus la personne </text:p>
                  <text:list>
                    <text:list-header>
                      <text:p text:style-name="P5">Différence entre la substance et les accidents </text:p>
                      <text:list>
                        <text:list-header>
                          <text:p text:style-name="P5">Substance = ce qui demeure </text:p>
                          <text:p text:style-name="P5">Accidents = ce qui peut appartenir ou non à la substance 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  <text:p text:style-name="P5"/>
        </text:list-item>
        <text:list-item>
          <text:p text:style-name="P7">Le moi n’est pas dans les qualités de l’âme (<text:span text:style-name="T2">2</text:span><text:span text:style-name="T3">e</text:span><text:span text:style-name="T2"> paragraphe</text:span>) </text:p>
          <text:list>
            <text:list-item>
              <text:p text:style-name="P5">Le raisonnement est exactement le même </text:p>
              <text:list>
                <text:list-item>
                  <text:p text:style-name="P5">La perte des qualités n’est pas la perte de la substance </text:p>
                </text:list-item>
                <text:list-item>
                  <text:p text:style-name="P9">Si on aime une personne pour ses qualités, on ne l’aime pas pour elle même </text:p>
                </text:list-item>
              </text:list>
            </text:list-item>
            <text:list-item>
              <text:p text:style-name="P9">Du coup, quel pourrait être les caractéristiques du moi, s’il n’est pas de le corps ni dans l’âme ? </text:p>
              <text:list>
                <text:list-item>
                  <text:p text:style-name="P9">Le moi serait la substance de l’âme, mais alors si on retire toutes les qualités, on ne distingue plus personne </text:p>
                </text:list-item>
              </text:list>
            </text:list-item>
            <text:list-item>
              <text:p text:style-name="P10">Ce serait injuste d’aimer une personne indépendamment de ses qualités </text:p>
              <text:list>
                <text:list-item>
                  <text:p text:style-name="P10">Parce que ce serait absurde : ça veut dire qu’on ne tiendrait pas compte de ses qualités et défauts </text:p>
                </text:list-item>
              </text:list>
            </text:list-item>
            <text:list-item>
              <text:p text:style-name="P10">Aspect critique, ce qu’on peut questionner </text:p>
              <text:list>
                <text:list-item>
                  <text:p text:style-name="P10">Pascal fait comme si les qualités cachaient la substance d’une personne, mais on peut aussi bien dire que les qualités révèlent la substance </text:p>
                  <text:list>
                    <text:list-header>
                      <text:p text:style-name="P10">Les qualités peuvent donc être une voie d’accès à l’amour envers la personne </text:p>
                    </text:list-header>
                  </text:list>
                </text:list-item>
              </text:list>
            </text:list-item>
          </text:list>
          <text:p text:style-name="P3"/>
        </text:list-item>
        <text:list-item>
          <text:p text:style-name="P7">Les conséquences de tout cela (<text:span text:style-name="T2">3</text:span><text:span text:style-name="T3">e</text:span><text:span text:style-name="T2"> paragraphe) </text:span></text:p>
          <text:list>
            <text:list-item>
              <text:p text:style-name="P10">Charges et offices = fonctions qui se font au nom de l’État </text:p>
              <text:list>
                <text:list-item>
                  <text:p text:style-name="P10">ça correspond aux grandeurs d’établissement</text:p>
                </text:list-item>
              </text:list>
            </text:list-item>
            <text:list-item>
              <text:p text:style-name="P10">Il ne faut pas se moquer de quelqu’un pour des grandeurs d’établissement, car les qualités sont périssables et ne peuvent pas constituer le moi </text:p>
            </text:list-item>
            <text:list-item>
              <text:p text:style-name="P10">Pascal ne critique pas l’hypocrisie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8:23:15.275000000</meta:creation-date>
    <dc:date>2019-05-06T09:05:54.798000000</dc:date>
    <meta:editing-duration>PT21M8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7" meta:word-count="409" meta:character-count="2159" meta:non-whitespace-character-count="1782"/>
  </office:meta>
</office:document-meta>
</file>